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text-properties officeooo:paragraph-rsid="00059647"/>
    </style:style>
    <style:style style:name="P2" style:family="paragraph" style:parent-style-name="Default">
      <style:text-properties officeooo:paragraph-rsid="00059647"/>
    </style:style>
    <style:style style:name="P3" style:family="paragraph" style:parent-style-name="List_20_Paragraph" style:list-style-name="WWNum1">
      <style:paragraph-properties fo:margin-top="0in" fo:margin-bottom="0in" style:contextual-spacing="true" fo:line-height="100%"/>
      <style:text-properties officeooo:paragraph-rsid="00059647"/>
    </style:style>
    <style:style style:name="P4" style:family="paragraph" style:parent-style-name="List_20_Paragraph">
      <style:paragraph-properties fo:margin-top="0in" fo:margin-bottom="0in" style:contextual-spacing="true" fo:line-height="100%"/>
      <style:text-properties officeooo:paragraph-rsid="00059647"/>
    </style:style>
    <style:style style:name="T1" style:family="text">
      <style:text-properties style:font-name="Times New Roman" fo:font-size="11.5pt" style:font-size-asian="11.5pt" style:font-name-complex="Times New Roman1" style:font-size-complex="11.5pt"/>
    </style:style>
    <style:style style:name="T2" style:family="text">
      <style:text-properties style:font-name="Times New Roman" fo:font-size="11.5pt" fo:font-style="italic" fo:font-weight="bold" style:font-size-asian="11.5pt" style:font-style-asian="italic" style:font-weight-asian="bold" style:font-name-complex="Times New Roman1" style:font-size-complex="11.5pt" style:font-style-complex="italic" style:font-weight-complex="bold"/>
    </style:style>
    <style:style style:name="T3" style:family="text">
      <style:text-properties fo:font-size="11.5pt" style:font-size-asian="11.5pt" style:font-size-complex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5383422301222905" text:style-name="WWNum1">
        <text:list-item>
          <text:p text:style-name="P1"><text:span text:style-name="T3">one go.</text:span></text:p>
        </text:list-item>
      </text:list>
      <text:p text:style-name="P2"><text:span text:style-name="T3"><text:s text:c="13"/>Cat temp.txt</text:span></text:p>
      <text:list xml:id="list163734895163727" text:continue-numbering="true" text:style-name="WWNum1">
        <text:list-item>
          <text:p text:style-name="P3"><text:span text:style-name="T1">To start any web browser from the command prompt.</text:span></text:p>
        </text:list-item>
      </text:list>
      <text:p text:style-name="P4"><text:span text:style-name="T1">firefox</text:span></text:p>
      <text:p text:style-name="P4"/>
      <text:list xml:id="list163735119937486" text:continue-numbering="true" text:style-name="WWNum1">
        <text:list-item>
          <text:p text:style-name="P3"><text:span text:style-name="T1">To list lines that does not include ‘</text:span><text:span text:style-name="T2">and’ </text:span><text:span text:style-name="T1">in a text file.</text:span></text:p>
        </text:list-item>
      </text:list>
      <text:p text:style-name="P4"><text:span text:style-name="T1">cat temp.txt |grep -v "and"</text:span></text:p>
      <text:list xml:id="list163735280148303" text:continue-numbering="true" text:style-name="WWNum1">
        <text:list-item>
          <text:p text:style-name="P3"><text:bookmark-start text:name="__DdeLink__62_1261065528"/><text:span text:style-name="T1">To compress all .dat files in the current directory and vice versa</text:span><text:bookmark-end text:name="__DdeLink__62_1261065528"/><text:span text:style-name="T1">.</text:span></text:p>
        </text:list-item>
      </text:list>
      <text:p text:style-name="P4"><text:span text:style-name="T1">To compress : gzip *.dat</text:span></text:p>
      <text:p text:style-name="P4"><text:span text:style-name="T1">to uncompress : gunzip *.dat.gz</text:span></text:p>
      <text:list xml:id="list163735717506277" text:continue-numbering="true" text:style-name="WWNum1">
        <text:list-item>
          <text:p text:style-name="P3"><text:span text:style-name="T1">To list all the files in the present working directory including the hidden files. </text:span></text:p>
        </text:list-item>
      </text:list>
      <text:p text:style-name="P4"><text:span text:style-name="T1">ls -a</text:span></text:p>
      <text:list xml:id="list163735435483699" text:continue-numbering="true" text:style-name="WWNum1">
        <text:list-item>
          <text:p text:style-name="P3"><text:span text:style-name="T1">To show all the files in the subdirectories of a directory.</text:span></text:p>
        </text:list-item>
      </text:list>
      <text:p text:style-name="P4"><text:span text:style-name="T1">ls -R</text:span></text:p>
      <text:list xml:id="list163735567268964" text:continue-numbering="true" text:style-name="WWNum1">
        <text:list-item>
          <text:p text:style-name="P3"><text:span text:style-name="T1">To make changes into environmental variables.</text:span></text:p>
        </text:list-item>
      </text:list>
      <text:p text:style-name="P4"><text:span text:style-name="T1">tcsh</text:span></text:p>
      <text:p text:style-name="P4"><text:span text:style-name="T1">setenv MYVARIABLE Fred</text:span></text:p>
      <text:p text:style-name="P4"><text:span text:style-name="T1">echo Hi there $MYVARIABLEs</text:span></text:p>
      <text:list xml:id="list163735860016892" text:continue-numbering="true" text:style-name="WWNum1">
        <text:list-item>
          <text:p text:style-name="P3"><text:span text:style-name="T1">To sort the lines of a file into reverse order.</text:span></text:p>
        </text:list-item>
      </text:list>
      <text:p text:style-name="P4"><text:span text:style-name="T1">tac -r file.txt </text:span></text:p>
      <text:p text:style-name="P4"/>
      <text:list xml:id="list163735030887408" text:continue-numbering="true" text:style-name="WWNum1">
        <text:list-item>
          <text:p text:style-name="P3"><text:span text:style-name="T1">To create a hard link to myfile.txt in the current directory assuming that it is not public_html.</text:span></text:p>
        </text:list-item>
        <text:list-item>
          <text:p text:style-name="P3"><text:bookmark-start text:name="__DdeLink__45_1748527038"/><text:bookmark text:name="_GoBack"/><text:span text:style-name="T1">To search for a certain pattern in the files existing in the current directory</text:span><text:bookmark-end text:name="__DdeLink__45_1748527038"/><text:span text:style-name="T1">.</text:span></text:p>
        </text:list-item>
      </text:list>
      <text:p text:style-name="P4"><text:span text:style-name="T1">locate <text:s/>patter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" style:family="paragraph" style:default-outline-level="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Droid Sans" style:font-family-asian="'Droid Sans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6:37:18.591624826</meta:creation-date>
    <dc:date>2015-02-04T16:37:34.718610579</dc:date>
    <meta:editing-duration>P0D</meta:editing-duration>
    <meta:editing-cycles>1</meta:editing-cycles>
    <meta:document-statistic meta:table-count="0" meta:image-count="0" meta:object-count="0" meta:page-count="1" meta:paragraph-count="22" meta:word-count="152" meta:character-count="818" meta:non-whitespace-character-count="682"/>
    <meta:generator>LibreOffice/4.2.4.2$Linux_X86_64 LibreOffice_project/420m0$Build-2</meta:generator>
  </office:meta>
</office:document-meta>
</file>